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1">
      <style:text-properties style:text-line-through-style="none" style:font-size-asian="10.5pt"/>
    </style:style>
    <style:style style:name="P7" style:family="paragraph" style:parent-style-name="Heading_20_2">
      <style:paragraph-properties fo:margin-top="0.423cm" fo:margin-bottom="0.212cm" fo:break-before="page" fo:keep-with-next="always"/>
      <style:text-properties style:font-name="Arial" style:font-name-asian="DejaVu Sans" style:font-name-complex="DejaVu San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854177222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3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3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  <text:list-item>
              <text:p text:style-name="P3">Detect if a file is binary or textbased</text:p>
            </text:list-item>
            <text:list-item>
              <text:p text:style-name="P3">Open a binary from a temp dir</text:p>
            </text:list-item>
            <text:list-item>
              <text:p text:style-name="P3">open an url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2">Exceptionhandling; no crashing Uis</text:p>
        </text:list-item>
        <text:list-item>
          <text:p text:style-name="P6">Make Windows and Linux packages</text:p>
        </text:list-item>
      </text:list>
      <text:p text:style-name="Standard"/>
      <text:h text:style-name="Heading_20_2" text:outline-level="2">To do:</text:h>
      <text:p text:style-name="Standard"/>
      <text:list xml:id="list197872590" text:style-name="L2">
        <text:list-item>
          <text:p text:style-name="P4">Mapping GTK selection in list to the files in repo</text:p>
        </text:list-item>
      </text:list>
      <text:list xml:id="list1976650881" text:continue-list="list1854177222" text:style-name="L1">
        <text:list-item>
          <text:p text:style-name="P2">Introduce a exception handling which prevents the ui from crashing</text:p>
        </text:list-item>
      </text:list>
      <text:list xml:id="list341257570" text:continue-list="list197872590" text:style-name="L2">
        <text:list-item>
          <text:p text:style-name="P5">Check if a new repo is a child of a repo and warn if so</text:p>
        </text:list-item>
      </text:list>
      <text:p text:style-name="Standard"/>
      <text:p text:style-name="Standard"/>
      <text:h text:style-name="P7" text:outline-level="2">Shifted:</text:h>
      <text:list xml:id="list2045644114" text:continue-numbering="true" text:style-name="L2">
        <text:list-item>
          <text:p text:style-name="P5">Introduce a tracing system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7-19T21:35:20</dc:date>
    <meta:editing-duration>PT05H42M44S</meta:editing-duration>
    <meta:editing-cycles>46</meta:editing-cycles>
    <meta:generator>OpenOffice.org/3.2$Linux OpenOffice.org_project/320m12$Build-9483</meta:generator>
    <dc:creator>Benjamin </dc:creator>
    <meta:document-statistic meta:table-count="0" meta:image-count="0" meta:object-count="0" meta:page-count="2" meta:paragraph-count="40" meta:word-count="207" meta:character-count="944"/>
  </office:meta>
</office:document-meta>
</file>